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7.753082298083339">
            <text:p>7.753082298083339</text:p>
          </table:table-cell>
          <table:table-cell office:value-type="float" office:value="7.334589211994491">
            <text:p>7.334589211994491</text:p>
          </table:table-cell>
          <table:table-cell office:value-type="float" office:value="6.633659697205843">
            <text:p>6.633659697205843</text:p>
          </table:table-cell>
          <table:table-cell office:value-type="float" office:value="6.739808555553383">
            <text:p>6.739808555553383</text:p>
          </table:table-cell>
          <table:table-cell office:value-type="float" office:value="6.532517274761749">
            <text:p>6.532517274761749</text:p>
          </table:table-cell>
          <table:table-cell office:value-type="float" office:value="6.647844380274819">
            <text:p>6.647844380274819</text:p>
          </table:table-cell>
          <table:table-cell office:value-type="float" office:value="8.9590614632323">
            <text:p>8.9590614632323</text:p>
          </table:table-cell>
          <table:table-cell office:value-type="float" office:value="9.929251799754104">
            <text:p>9.929251799754104</text:p>
          </table:table-cell>
          <table:table-cell office:value-type="float" office:value="10.38174639945979">
            <text:p>10.38174639945979</text:p>
          </table:table-cell>
          <table:table-cell office:value-type="float" office:value="9.844215497779949">
            <text:p>9.844215497779949</text:p>
          </table:table-cell>
          <table:table-cell office:value-type="float" office:value="9.558213523910256">
            <text:p>9.558213523910256</text:p>
          </table:table-cell>
          <table:table-cell office:value-type="float" office:value="10.222692086563928">
            <text:p>10.222692086563928</text:p>
          </table:table-cell>
          <table:table-cell office:value-type="float" office:value="10.721115906340094">
            <text:p>10.721115906340094</text:p>
          </table:table-cell>
          <table:table-cell office:value-type="float" office:value="10.002321268656807">
            <text:p>10.002321268656807</text:p>
          </table:table-cell>
          <table:table-cell office:value-type="float" office:value="9.13967943636821">
            <text:p>9.13967943636821</text:p>
          </table:table-cell>
          <table:table-cell office:value-type="float" office:value="8.702997478427038">
            <text:p>8.702997478427038</text:p>
          </table:table-cell>
          <table:table-cell office:value-type="float" office:value="8.944607917539843">
            <text:p>8.944607917539843</text:p>
          </table:table-cell>
          <table:table-cell office:value-type="float" office:value="8.672361598550834">
            <text:p>8.672361598550834</text:p>
          </table:table-cell>
          <table:table-cell office:value-type="float" office:value="8.405614477755455">
            <text:p>8.405614477755455</text:p>
          </table:table-cell>
          <table:table-cell office:value-type="float" office:value="9.180421279489401">
            <text:p>9.180421279489401</text:p>
          </table:table-cell>
          <table:table-cell office:value-type="float" office:value="9.628353077202922">
            <text:p>9.628353077202922</text:p>
          </table:table-cell>
          <table:table-cell office:value-type="float" office:value="9.005564265506282">
            <text:p>9.005564265506282</text:p>
          </table:table-cell>
          <table:table-cell office:value-type="float" office:value="9.209783094707747">
            <text:p>9.209783094707747</text:p>
          </table:table-cell>
          <table:table-cell office:value-type="float" office:value="8.07576874631067">
            <text:p>8.0757687463106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.484231744358025">
            <text:p>2.484231744358025</text:p>
          </table:table-cell>
          <table:table-cell office:value-type="float" office:value="2.289133837745947">
            <text:p>2.289133837745947</text:p>
          </table:table-cell>
          <table:table-cell office:value-type="float" office:value="1.9175865919493824">
            <text:p>1.9175865919493824</text:p>
          </table:table-cell>
          <table:table-cell office:value-type="float" office:value="1.8116717563519211">
            <text:p>1.8116717563519211</text:p>
          </table:table-cell>
          <table:table-cell office:value-type="float" office:value="1.6787899690834398">
            <text:p>1.6787899690834398</text:p>
          </table:table-cell>
          <table:table-cell office:value-type="float" office:value="1.6663630048625617">
            <text:p>1.6663630048625617</text:p>
          </table:table-cell>
          <table:table-cell office:value-type="float" office:value="2.1705843017346145">
            <text:p>2.1705843017346145</text:p>
          </table:table-cell>
          <table:table-cell office:value-type="float" office:value="1.6146970226559214">
            <text:p>1.6146970226559214</text:p>
          </table:table-cell>
          <table:table-cell office:value-type="float" office:value="1.8781681499232465">
            <text:p>1.8781681499232465</text:p>
          </table:table-cell>
          <table:table-cell office:value-type="float" office:value="2.0040374551597413">
            <text:p>2.0040374551597413</text:p>
          </table:table-cell>
          <table:table-cell office:value-type="float" office:value="1.8965105448359576">
            <text:p>1.8965105448359576</text:p>
          </table:table-cell>
          <table:table-cell office:value-type="float" office:value="1.701721261712494">
            <text:p>1.701721261712494</text:p>
          </table:table-cell>
          <table:table-cell office:value-type="float" office:value="1.931531823883664">
            <text:p>1.931531823883664</text:p>
          </table:table-cell>
          <table:table-cell office:value-type="float" office:value="1.8704935766650688">
            <text:p>1.8704935766650688</text:p>
          </table:table-cell>
          <table:table-cell office:value-type="float" office:value="1.726835452489452">
            <text:p>1.726835452489452</text:p>
          </table:table-cell>
          <table:table-cell office:value-type="float" office:value="1.6305060751204654">
            <text:p>1.6305060751204654</text:p>
          </table:table-cell>
          <table:table-cell office:value-type="float" office:value="1.5728507322547993">
            <text:p>1.5728507322547993</text:p>
          </table:table-cell>
          <table:table-cell office:value-type="float" office:value="1.4549252217843747">
            <text:p>1.4549252217843747</text:p>
          </table:table-cell>
          <table:table-cell office:value-type="float" office:value="1.6634855885682294">
            <text:p>1.6634855885682294</text:p>
          </table:table-cell>
          <table:table-cell office:value-type="float" office:value="1.9415351175723203">
            <text:p>1.9415351175723203</text:p>
          </table:table-cell>
          <table:table-cell office:value-type="float" office:value="2.1996540113646885">
            <text:p>2.1996540113646885</text:p>
          </table:table-cell>
          <table:table-cell office:value-type="float" office:value="2.1074508613617384">
            <text:p>2.1074508613617384</text:p>
          </table:table-cell>
          <table:table-cell office:value-type="float" office:value="2.950540748772253">
            <text:p>2.950540748772253</text:p>
          </table:table-cell>
          <table:table-cell office:value-type="float" office:value="2.712341077231485">
            <text:p>2.71234107723148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5.430219851613825">
            <text:p>5.430219851613825</text:p>
          </table:table-cell>
          <table:table-cell office:value-type="float" office:value="4.878629959258707">
            <text:p>4.878629959258707</text:p>
          </table:table-cell>
          <table:table-cell office:value-type="float" office:value="4.5141293943325564">
            <text:p>4.5141293943325564</text:p>
          </table:table-cell>
          <table:table-cell office:value-type="float" office:value="4.406549595868193">
            <text:p>4.406549595868193</text:p>
          </table:table-cell>
          <table:table-cell office:value-type="float" office:value="4.61441884060944">
            <text:p>4.61441884060944</text:p>
          </table:table-cell>
          <table:table-cell office:value-type="float" office:value="4.628653563737993">
            <text:p>4.628653563737993</text:p>
          </table:table-cell>
          <table:table-cell office:value-type="float" office:value="5.1248488326283566">
            <text:p>5.1248488326283566</text:p>
          </table:table-cell>
          <table:table-cell office:value-type="float" office:value="5.968944005631083">
            <text:p>5.968944005631083</text:p>
          </table:table-cell>
          <table:table-cell office:value-type="float" office:value="6.590761399482212">
            <text:p>6.590761399482212</text:p>
          </table:table-cell>
          <table:table-cell office:value-type="float" office:value="6.790493456536637">
            <text:p>6.790493456536637</text:p>
          </table:table-cell>
          <table:table-cell office:value-type="float" office:value="7.280142857882374">
            <text:p>7.280142857882374</text:p>
          </table:table-cell>
          <table:table-cell office:value-type="float" office:value="7.697972595888777">
            <text:p>7.697972595888777</text:p>
          </table:table-cell>
          <table:table-cell office:value-type="float" office:value="7.8963865489853635">
            <text:p>7.8963865489853635</text:p>
          </table:table-cell>
          <table:table-cell office:value-type="float" office:value="7.523076235090454">
            <text:p>7.523076235090454</text:p>
          </table:table-cell>
          <table:table-cell office:value-type="float" office:value="7.24826490084465">
            <text:p>7.24826490084465</text:p>
          </table:table-cell>
          <table:table-cell office:value-type="float" office:value="7.162532801736571">
            <text:p>7.162532801736571</text:p>
          </table:table-cell>
          <table:table-cell office:value-type="float" office:value="7.186323862729537">
            <text:p>7.186323862729537</text:p>
          </table:table-cell>
          <table:table-cell office:value-type="float" office:value="7.108482795815009">
            <text:p>7.108482795815009</text:p>
          </table:table-cell>
          <table:table-cell office:value-type="float" office:value="7.230745607425766">
            <text:p>7.230745607425766</text:p>
          </table:table-cell>
          <table:table-cell office:value-type="float" office:value="7.349996938675388">
            <text:p>7.349996938675388</text:p>
          </table:table-cell>
          <table:table-cell office:value-type="float" office:value="8.074616845844853">
            <text:p>8.074616845844853</text:p>
          </table:table-cell>
          <table:table-cell office:value-type="float" office:value="7.699166675186211">
            <text:p>7.699166675186211</text:p>
          </table:table-cell>
          <table:table-cell office:value-type="float" office:value="7.286190480447535">
            <text:p>7.286190480447535</text:p>
          </table:table-cell>
          <table:table-cell office:value-type="float" office:value="6.404193463813578">
            <text:p>6.40419346381357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8.485174833258586">
            <text:p>8.485174833258586</text:p>
          </table:table-cell>
          <table:table-cell office:value-type="float" office:value="8.145702672060533">
            <text:p>8.145702672060533</text:p>
          </table:table-cell>
          <table:table-cell office:value-type="float" office:value="7.572611987466769">
            <text:p>7.572611987466769</text:p>
          </table:table-cell>
          <table:table-cell office:value-type="float" office:value="7.895885905157702">
            <text:p>7.895885905157702</text:p>
          </table:table-cell>
          <table:table-cell office:value-type="float" office:value="8.10673662361507">
            <text:p>8.10673662361507</text:p>
          </table:table-cell>
          <table:table-cell office:value-type="float" office:value="8.129612418807431">
            <text:p>8.129612418807431</text:p>
          </table:table-cell>
          <table:table-cell office:value-type="float" office:value="8.849247982354731">
            <text:p>8.849247982354731</text:p>
          </table:table-cell>
          <table:table-cell office:value-type="float" office:value="11.124095299136066">
            <text:p>11.124095299136066</text:p>
          </table:table-cell>
          <table:table-cell office:value-type="float" office:value="11.620114315811378">
            <text:p>11.620114315811378</text:p>
          </table:table-cell>
          <table:table-cell office:value-type="float" office:value="11.553516987086596">
            <text:p>11.553516987086596</text:p>
          </table:table-cell>
          <table:table-cell office:value-type="float" office:value="11.581971198553381">
            <text:p>11.581971198553381</text:p>
          </table:table-cell>
          <table:table-cell office:value-type="float" office:value="12.220181858061714">
            <text:p>12.220181858061714</text:p>
          </table:table-cell>
          <table:table-cell office:value-type="float" office:value="12.066066214191741">
            <text:p>12.066066214191741</text:p>
          </table:table-cell>
          <table:table-cell office:value-type="float" office:value="11.538585966704456">
            <text:p>11.538585966704456</text:p>
          </table:table-cell>
          <table:table-cell office:value-type="float" office:value="10.851701919704865">
            <text:p>10.851701919704865</text:p>
          </table:table-cell>
          <table:table-cell office:value-type="float" office:value="10.467661726155496">
            <text:p>10.467661726155496</text:p>
          </table:table-cell>
          <table:table-cell office:value-type="float" office:value="10.99113884310417">
            <text:p>10.99113884310417</text:p>
          </table:table-cell>
          <table:table-cell office:value-type="float" office:value="10.655716526857027">
            <text:p>10.655716526857027</text:p>
          </table:table-cell>
          <table:table-cell office:value-type="float" office:value="10.03847361026646">
            <text:p>10.03847361026646</text:p>
          </table:table-cell>
          <table:table-cell office:value-type="float" office:value="10.153202186789494">
            <text:p>10.153202186789494</text:p>
          </table:table-cell>
          <table:table-cell office:value-type="float" office:value="10.585864634486931">
            <text:p>10.585864634486931</text:p>
          </table:table-cell>
          <table:table-cell office:value-type="float" office:value="9.677164186806042">
            <text:p>9.677164186806042</text:p>
          </table:table-cell>
          <table:table-cell office:value-type="float" office:value="8.881597586616445">
            <text:p>8.881597586616445</text:p>
          </table:table-cell>
          <table:table-cell office:value-type="float" office:value="8.824202912944406">
            <text:p>8.8242029129444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4.351764490271296">
            <text:p>4.351764490271296</text:p>
          </table:table-cell>
          <table:table-cell office:value-type="float" office:value="3.903996747974307">
            <text:p>3.903996747974307</text:p>
          </table:table-cell>
          <table:table-cell office:value-type="float" office:value="3.8261553864643845">
            <text:p>3.8261553864643845</text:p>
          </table:table-cell>
          <table:table-cell office:value-type="float" office:value="3.9111836130087734">
            <text:p>3.9111836130087734</text:p>
          </table:table-cell>
          <table:table-cell office:value-type="float" office:value="3.79991043001888">
            <text:p>3.79991043001888</text:p>
          </table:table-cell>
          <table:table-cell office:value-type="float" office:value="4.143647743314976">
            <text:p>4.143647743314976</text:p>
          </table:table-cell>
          <table:table-cell office:value-type="float" office:value="5.350590169813983">
            <text:p>5.350590169813983</text:p>
          </table:table-cell>
          <table:table-cell office:value-type="float" office:value="6.10070023794735">
            <text:p>6.10070023794735</text:p>
          </table:table-cell>
          <table:table-cell office:value-type="float" office:value="7.035015292103102">
            <text:p>7.035015292103102</text:p>
          </table:table-cell>
          <table:table-cell office:value-type="float" office:value="7.4137778512741725">
            <text:p>7.4137778512741725</text:p>
          </table:table-cell>
          <table:table-cell office:value-type="float" office:value="7.380327554454564">
            <text:p>7.380327554454564</text:p>
          </table:table-cell>
          <table:table-cell office:value-type="float" office:value="7.7004566242414985">
            <text:p>7.7004566242414985</text:p>
          </table:table-cell>
          <table:table-cell office:value-type="float" office:value="7.484698914495125">
            <text:p>7.484698914495125</text:p>
          </table:table-cell>
          <table:table-cell office:value-type="float" office:value="7.644668379246807">
            <text:p>7.644668379246807</text:p>
          </table:table-cell>
          <table:table-cell office:value-type="float" office:value="7.5199886228627895">
            <text:p>7.5199886228627895</text:p>
          </table:table-cell>
          <table:table-cell office:value-type="float" office:value="7.007197280429756">
            <text:p>7.007197280429756</text:p>
          </table:table-cell>
          <table:table-cell office:value-type="float" office:value="7.1132938331760505">
            <text:p>7.1132938331760505</text:p>
          </table:table-cell>
          <table:table-cell office:value-type="float" office:value="6.841253757791018">
            <text:p>6.841253757791018</text:p>
          </table:table-cell>
          <table:table-cell office:value-type="float" office:value="6.809263054887937">
            <text:p>6.809263054887937</text:p>
          </table:table-cell>
          <table:table-cell office:value-type="float" office:value="6.865734466598708">
            <text:p>6.865734466598708</text:p>
          </table:table-cell>
          <table:table-cell office:value-type="float" office:value="6.9423634838968376">
            <text:p>6.9423634838968376</text:p>
          </table:table-cell>
          <table:table-cell office:value-type="float" office:value="5.850866258256564">
            <text:p>5.850866258256564</text:p>
          </table:table-cell>
          <table:table-cell office:value-type="float" office:value="5.568776397724051">
            <text:p>5.568776397724051</text:p>
          </table:table-cell>
          <table:table-cell office:value-type="float" office:value="4.77708111767728">
            <text:p>4.7770811176772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790690793739721">
            <text:p>2.790690793739721</text:p>
          </table:table-cell>
          <table:table-cell office:value-type="float" office:value="2.604817682347709">
            <text:p>2.604817682347709</text:p>
          </table:table-cell>
          <table:table-cell office:value-type="float" office:value="2.519486485484277">
            <text:p>2.519486485484277</text:p>
          </table:table-cell>
          <table:table-cell office:value-type="float" office:value="2.4965055197366595">
            <text:p>2.4965055197366595</text:p>
          </table:table-cell>
          <table:table-cell office:value-type="float" office:value="2.600202677178098">
            <text:p>2.600202677178098</text:p>
          </table:table-cell>
          <table:table-cell office:value-type="float" office:value="2.8238436754676948">
            <text:p>2.8238436754676948</text:p>
          </table:table-cell>
          <table:table-cell office:value-type="float" office:value="4.702918621348525">
            <text:p>4.702918621348525</text:p>
          </table:table-cell>
          <table:table-cell office:value-type="float" office:value="5.74148576649578">
            <text:p>5.74148576649578</text:p>
          </table:table-cell>
          <table:table-cell office:value-type="float" office:value="6.172389437612696">
            <text:p>6.172389437612696</text:p>
          </table:table-cell>
          <table:table-cell office:value-type="float" office:value="6.082770825656528">
            <text:p>6.082770825656528</text:p>
          </table:table-cell>
          <table:table-cell office:value-type="float" office:value="6.360946733884359">
            <text:p>6.360946733884359</text:p>
          </table:table-cell>
          <table:table-cell office:value-type="float" office:value="6.746490963169525">
            <text:p>6.746490963169525</text:p>
          </table:table-cell>
          <table:table-cell office:value-type="float" office:value="6.693370826563045">
            <text:p>6.693370826563045</text:p>
          </table:table-cell>
          <table:table-cell office:value-type="float" office:value="6.217215914293678">
            <text:p>6.217215914293678</text:p>
          </table:table-cell>
          <table:table-cell office:value-type="float" office:value="5.409601961767627">
            <text:p>5.409601961767627</text:p>
          </table:table-cell>
          <table:table-cell office:value-type="float" office:value="5.169467156621744">
            <text:p>5.169467156621744</text:p>
          </table:table-cell>
          <table:table-cell office:value-type="float" office:value="4.914268973592209">
            <text:p>4.914268973592209</text:p>
          </table:table-cell>
          <table:table-cell office:value-type="float" office:value="4.782363297241642">
            <text:p>4.782363297241642</text:p>
          </table:table-cell>
          <table:table-cell office:value-type="float" office:value="4.7290548300090025">
            <text:p>4.7290548300090025</text:p>
          </table:table-cell>
          <table:table-cell office:value-type="float" office:value="4.875371018767556">
            <text:p>4.875371018767556</text:p>
          </table:table-cell>
          <table:table-cell office:value-type="float" office:value="4.6917578328044">
            <text:p>4.6917578328044</text:p>
          </table:table-cell>
          <table:table-cell office:value-type="float" office:value="4.1285817982429">
            <text:p>4.1285817982429</text:p>
          </table:table-cell>
          <table:table-cell office:value-type="float" office:value="3.380521188172709">
            <text:p>3.380521188172709</text:p>
          </table:table-cell>
          <table:table-cell office:value-type="float" office:value="3.0250688682283773">
            <text:p>3.025068868228377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4.562268085745518">
            <text:p>4.562268085745518</text:p>
          </table:table-cell>
          <table:table-cell office:value-type="float" office:value="4.282423669954751">
            <text:p>4.282423669954751</text:p>
          </table:table-cell>
          <table:table-cell office:value-type="float" office:value="3.951226902609939">
            <text:p>3.951226902609939</text:p>
          </table:table-cell>
          <table:table-cell office:value-type="float" office:value="3.6913269709866023">
            <text:p>3.6913269709866023</text:p>
          </table:table-cell>
          <table:table-cell office:value-type="float" office:value="3.648135803205318">
            <text:p>3.648135803205318</text:p>
          </table:table-cell>
          <table:table-cell office:value-type="float" office:value="3.6127755976904683">
            <text:p>3.6127755976904683</text:p>
          </table:table-cell>
          <table:table-cell office:value-type="float" office:value="3.6991008725927204">
            <text:p>3.6991008725927204</text:p>
          </table:table-cell>
          <table:table-cell office:value-type="float" office:value="2.874772968809256">
            <text:p>2.874772968809256</text:p>
          </table:table-cell>
          <table:table-cell office:value-type="float" office:value="2.518206437163921">
            <text:p>2.518206437163921</text:p>
          </table:table-cell>
          <table:table-cell office:value-type="float" office:value="2.6921157918820464">
            <text:p>2.6921157918820464</text:p>
          </table:table-cell>
          <table:table-cell office:value-type="float" office:value="2.876610646996051">
            <text:p>2.876610646996051</text:p>
          </table:table-cell>
          <table:table-cell office:value-type="float" office:value="3.1512680444507986">
            <text:p>3.1512680444507986</text:p>
          </table:table-cell>
          <table:table-cell office:value-type="float" office:value="3.3127293190957587">
            <text:p>3.3127293190957587</text:p>
          </table:table-cell>
          <table:table-cell office:value-type="float" office:value="3.297571232108348">
            <text:p>3.297571232108348</text:p>
          </table:table-cell>
          <table:table-cell office:value-type="float" office:value="3.1969008464265563">
            <text:p>3.1969008464265563</text:p>
          </table:table-cell>
          <table:table-cell office:value-type="float" office:value="3.3333142866054324">
            <text:p>3.3333142866054324</text:p>
          </table:table-cell>
          <table:table-cell office:value-type="float" office:value="3.4248111602604707">
            <text:p>3.4248111602604707</text:p>
          </table:table-cell>
          <table:table-cell office:value-type="float" office:value="3.333676365243379">
            <text:p>3.333676365243379</text:p>
          </table:table-cell>
          <table:table-cell office:value-type="float" office:value="3.2648240362922296">
            <text:p>3.2648240362922296</text:p>
          </table:table-cell>
          <table:table-cell office:value-type="float" office:value="3.5194994409543834">
            <text:p>3.5194994409543834</text:p>
          </table:table-cell>
          <table:table-cell office:value-type="float" office:value="3.6950117665019073">
            <text:p>3.6950117665019073</text:p>
          </table:table-cell>
          <table:table-cell office:value-type="float" office:value="3.481026668739484">
            <text:p>3.481026668739484</text:p>
          </table:table-cell>
          <table:table-cell office:value-type="float" office:value="4.227732603081512">
            <text:p>4.227732603081512</text:p>
          </table:table-cell>
          <table:table-cell office:value-type="float" office:value="4.499197985579531">
            <text:p>4.49919798557953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4.065458464646068">
            <text:p>4.065458464646068</text:p>
          </table:table-cell>
          <table:table-cell office:value-type="float" office:value="3.7515109320728857">
            <text:p>3.7515109320728857</text:p>
          </table:table-cell>
          <table:table-cell office:value-type="float" office:value="3.6254699766335614">
            <text:p>3.6254699766335614</text:p>
          </table:table-cell>
          <table:table-cell office:value-type="float" office:value="3.662134898380223">
            <text:p>3.662134898380223</text:p>
          </table:table-cell>
          <table:table-cell office:value-type="float" office:value="3.67262350440792">
            <text:p>3.67262350440792</text:p>
          </table:table-cell>
          <table:table-cell office:value-type="float" office:value="3.772527325315532">
            <text:p>3.772527325315532</text:p>
          </table:table-cell>
          <table:table-cell office:value-type="float" office:value="4.478906769544355">
            <text:p>4.478906769544355</text:p>
          </table:table-cell>
          <table:table-cell office:value-type="float" office:value="5.275693710106407">
            <text:p>5.275693710106407</text:p>
          </table:table-cell>
          <table:table-cell office:value-type="float" office:value="5.645410928164533">
            <text:p>5.645410928164533</text:p>
          </table:table-cell>
          <table:table-cell office:value-type="float" office:value="5.86520724615183">
            <text:p>5.86520724615183</text:p>
          </table:table-cell>
          <table:table-cell office:value-type="float" office:value="5.743548691776915">
            <text:p>5.743548691776915</text:p>
          </table:table-cell>
          <table:table-cell office:value-type="float" office:value="5.951476981851906">
            <text:p>5.951476981851906</text:p>
          </table:table-cell>
          <table:table-cell office:value-type="float" office:value="6.2030332924646086">
            <text:p>6.2030332924646086</text:p>
          </table:table-cell>
          <table:table-cell office:value-type="float" office:value="6.006066013172317">
            <text:p>6.006066013172317</text:p>
          </table:table-cell>
          <table:table-cell office:value-type="float" office:value="5.842986294432774">
            <text:p>5.842986294432774</text:p>
          </table:table-cell>
          <table:table-cell office:value-type="float" office:value="5.41386374706118">
            <text:p>5.41386374706118</text:p>
          </table:table-cell>
          <table:table-cell office:value-type="float" office:value="5.274309574695512">
            <text:p>5.274309574695512</text:p>
          </table:table-cell>
          <table:table-cell office:value-type="float" office:value="5.239991652358831">
            <text:p>5.239991652358831</text:p>
          </table:table-cell>
          <table:table-cell office:value-type="float" office:value="5.358489113998084">
            <text:p>5.358489113998084</text:p>
          </table:table-cell>
          <table:table-cell office:value-type="float" office:value="5.714734400569923">
            <text:p>5.714734400569923</text:p>
          </table:table-cell>
          <table:table-cell office:value-type="float" office:value="6.16395967461569">
            <text:p>6.16395967461569</text:p>
          </table:table-cell>
          <table:table-cell office:value-type="float" office:value="5.617223367613354">
            <text:p>5.617223367613354</text:p>
          </table:table-cell>
          <table:table-cell office:value-type="float" office:value="5.0590865976722625">
            <text:p>5.0590865976722625</text:p>
          </table:table-cell>
          <table:table-cell office:value-type="float" office:value="4.393216881747568">
            <text:p>4.3932168817475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2105655425039187">
            <text:p>-0.2105655425039187</text:p>
          </table:table-cell>
          <table:table-cell office:value-type="float" office:value="-0.5003015955373302">
            <text:p>-0.5003015955373302</text:p>
          </table:table-cell>
          <table:table-cell office:value-type="float" office:value="-0.86562289562033">
            <text:p>-0.86562289562033</text:p>
          </table:table-cell>
          <table:table-cell office:value-type="float" office:value="-0.7803151135636741">
            <text:p>-0.7803151135636741</text:p>
          </table:table-cell>
          <table:table-cell office:value-type="float" office:value="-0.7832897951682312">
            <text:p>-0.7832897951682312</text:p>
          </table:table-cell>
          <table:table-cell office:value-type="float" office:value="-0.7476836462076333">
            <text:p>-0.7476836462076333</text:p>
          </table:table-cell>
          <table:table-cell office:value-type="float" office:value="-0.04409139330079168">
            <text:p>-0.04409139330079168</text:p>
          </table:table-cell>
          <table:table-cell office:value-type="float" office:value="0.7373636037853567">
            <text:p>0.7373636037853567</text:p>
          </table:table-cell>
          <table:table-cell office:value-type="float" office:value="0.9599388506732682">
            <text:p>0.9599388506732682</text:p>
          </table:table-cell>
          <table:table-cell office:value-type="float" office:value="0.982044100158738">
            <text:p>0.982044100158738</text:p>
          </table:table-cell>
          <table:table-cell office:value-type="float" office:value="0.8137176668540409">
            <text:p>0.8137176668540409</text:p>
          </table:table-cell>
          <table:table-cell office:value-type="float" office:value="1.0161515542800656">
            <text:p>1.0161515542800656</text:p>
          </table:table-cell>
          <table:table-cell office:value-type="float" office:value="0.9200634925456539">
            <text:p>0.9200634925456539</text:p>
          </table:table-cell>
          <table:table-cell office:value-type="float" office:value="0.805222945275485">
            <text:p>0.805222945275485</text:p>
          </table:table-cell>
          <table:table-cell office:value-type="float" office:value="0.5843710909970442">
            <text:p>0.5843710909970442</text:p>
          </table:table-cell>
          <table:table-cell office:value-type="float" office:value="0.36623889052809117">
            <text:p>0.36623889052809117</text:p>
          </table:table-cell>
          <table:table-cell office:value-type="float" office:value="0.4542664171759377">
            <text:p>0.4542664171759377</text:p>
          </table:table-cell>
          <table:table-cell office:value-type="float" office:value="0.40573459050332134">
            <text:p>0.40573459050332134</text:p>
          </table:table-cell>
          <table:table-cell office:value-type="float" office:value="0.07777474950371037">
            <text:p>0.07777474950371037</text:p>
          </table:table-cell>
          <table:table-cell office:value-type="float" office:value="0.32452779032432827">
            <text:p>0.32452779032432827</text:p>
          </table:table-cell>
          <table:table-cell office:value-type="float" office:value="0.4536711286573544">
            <text:p>0.4536711286573544</text:p>
          </table:table-cell>
          <table:table-cell office:value-type="float" office:value="0.29581100857953413">
            <text:p>0.29581100857953413</text:p>
          </table:table-cell>
          <table:table-cell office:value-type="float" office:value="-0.3253331122466432">
            <text:p>-0.3253331122466432</text:p>
          </table:table-cell>
          <table:table-cell office:value-type="float" office:value="-0.7056098486538495">
            <text:p>-0.705609848653849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3.596962576312651">
            <text:p>-3.596962576312651</text:p>
          </table:table-cell>
          <table:table-cell office:value-type="float" office:value="-4.266940431877782">
            <text:p>-4.266940431877782</text:p>
          </table:table-cell>
          <table:table-cell office:value-type="float" office:value="-4.766969157712735">
            <text:p>-4.766969157712735</text:p>
          </table:table-cell>
          <table:table-cell office:value-type="float" office:value="-4.499457195355535">
            <text:p>-4.499457195355535</text:p>
          </table:table-cell>
          <table:table-cell office:value-type="float" office:value="-4.592127832157143">
            <text:p>-4.592127832157143</text:p>
          </table:table-cell>
          <table:table-cell office:value-type="float" office:value="-4.987926402783798">
            <text:p>-4.987926402783798</text:p>
          </table:table-cell>
          <table:table-cell office:value-type="float" office:value="-2.593001064502581">
            <text:p>-2.593001064502581</text:p>
          </table:table-cell>
          <table:table-cell office:value-type="float" office:value="-0.7270313194889139">
            <text:p>-0.7270313194889139</text:p>
          </table:table-cell>
          <table:table-cell office:value-type="float" office:value="-0.5192521108713876">
            <text:p>-0.5192521108713876</text:p>
          </table:table-cell>
          <table:table-cell office:value-type="float" office:value="-0.5722365327230529">
            <text:p>-0.5722365327230529</text:p>
          </table:table-cell>
          <table:table-cell office:value-type="float" office:value="-0.6930821701046306">
            <text:p>-0.6930821701046306</text:p>
          </table:table-cell>
          <table:table-cell office:value-type="float" office:value="-0.7621754464584994">
            <text:p>-0.7621754464584994</text:p>
          </table:table-cell>
          <table:table-cell office:value-type="float" office:value="-0.7047519092129015">
            <text:p>-0.7047519092129015</text:p>
          </table:table-cell>
          <table:table-cell office:value-type="float" office:value="-0.7827744034040265">
            <text:p>-0.7827744034040265</text:p>
          </table:table-cell>
          <table:table-cell office:value-type="float" office:value="-0.7503196162508301">
            <text:p>-0.7503196162508301</text:p>
          </table:table-cell>
          <table:table-cell office:value-type="float" office:value="-0.908167563026115">
            <text:p>-0.908167563026115</text:p>
          </table:table-cell>
          <table:table-cell office:value-type="float" office:value="-1.0803008626503825">
            <text:p>-1.0803008626503825</text:p>
          </table:table-cell>
          <table:table-cell office:value-type="float" office:value="-0.9995638251274305">
            <text:p>-0.9995638251274305</text:p>
          </table:table-cell>
          <table:table-cell office:value-type="float" office:value="-0.6343130292447732">
            <text:p>-0.6343130292447732</text:p>
          </table:table-cell>
          <table:table-cell office:value-type="float" office:value="-0.5655688322654906">
            <text:p>-0.5655688322654906</text:p>
          </table:table-cell>
          <table:table-cell office:value-type="float" office:value="-0.5591482259990882">
            <text:p>-0.5591482259990882</text:p>
          </table:table-cell>
          <table:table-cell office:value-type="float" office:value="-0.7421650487291819">
            <text:p>-0.7421650487291819</text:p>
          </table:table-cell>
          <table:table-cell office:value-type="float" office:value="-1.730027442897153">
            <text:p>-1.730027442897153</text:p>
          </table:table-cell>
          <table:table-cell office:value-type="float" office:value="-2.312671507272634">
            <text:p>-2.312671507272634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8077506655496873">
            <text:p>-0.38077506655496873</text:p>
          </table:table-cell>
          <table:table-cell office:value-type="float" office:value="-0.49766189101126307">
            <text:p>-0.49766189101126307</text:p>
          </table:table-cell>
          <table:table-cell office:value-type="float" office:value="-0.5842895180286263">
            <text:p>-0.5842895180286263</text:p>
          </table:table-cell>
          <table:table-cell office:value-type="float" office:value="-0.5828459164334266">
            <text:p>-0.5828459164334266</text:p>
          </table:table-cell>
          <table:table-cell office:value-type="float" office:value="-0.5865043282773167">
            <text:p>-0.5865043282773167</text:p>
          </table:table-cell>
          <table:table-cell office:value-type="float" office:value="-0.6340606521238474">
            <text:p>-0.6340606521238474</text:p>
          </table:table-cell>
          <table:table-cell office:value-type="float" office:value="-0.5703285581901678">
            <text:p>-0.5703285581901678</text:p>
          </table:table-cell>
          <table:table-cell office:value-type="float" office:value="-0.2276785123190611">
            <text:p>-0.2276785123190611</text:p>
          </table:table-cell>
          <table:table-cell office:value-type="float" office:value="0.07112218770417336">
            <text:p>0.07112218770417336</text:p>
          </table:table-cell>
          <table:table-cell office:value-type="float" office:value="0.2529373317294442">
            <text:p>0.2529373317294442</text:p>
          </table:table-cell>
          <table:table-cell office:value-type="float" office:value="0.4172589804752363">
            <text:p>0.4172589804752363</text:p>
          </table:table-cell>
          <table:table-cell office:value-type="float" office:value="0.44299062549118384">
            <text:p>0.44299062549118384</text:p>
          </table:table-cell>
          <table:table-cell office:value-type="float" office:value="0.38883784786256465">
            <text:p>0.38883784786256465</text:p>
          </table:table-cell>
          <table:table-cell office:value-type="float" office:value="0.3176896936787621">
            <text:p>0.3176896936787621</text:p>
          </table:table-cell>
          <table:table-cell office:value-type="float" office:value="0.20988499267446722">
            <text:p>0.20988499267446722</text:p>
          </table:table-cell>
          <table:table-cell office:value-type="float" office:value="0.13935830851446263">
            <text:p>0.13935830851446263</text:p>
          </table:table-cell>
          <table:table-cell office:value-type="float" office:value="0.11641324131971975">
            <text:p>0.11641324131971975</text:p>
          </table:table-cell>
          <table:table-cell office:value-type="float" office:value="0.10245240773642962">
            <text:p>0.10245240773642962</text:p>
          </table:table-cell>
          <table:table-cell office:value-type="float" office:value="0.10362186727603112">
            <text:p>0.10362186727603112</text:p>
          </table:table-cell>
          <table:table-cell office:value-type="float" office:value="0.02831932886190537">
            <text:p>0.02831932886190537</text:p>
          </table:table-cell>
          <table:table-cell office:value-type="float" office:value="0.2204110964871716">
            <text:p>0.2204110964871716</text:p>
          </table:table-cell>
          <table:table-cell office:value-type="float" office:value="0.10053619096094611">
            <text:p>0.10053619096094611</text:p>
          </table:table-cell>
          <table:table-cell office:value-type="float" office:value="0.05763405347127925">
            <text:p>0.05763405347127925</text:p>
          </table:table-cell>
          <table:table-cell office:value-type="float" office:value="-0.09232611195691275">
            <text:p>-0.0923261119569127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76201411991643">
            <text:p>1.076201411991643</text:p>
          </table:table-cell>
          <table:table-cell office:value-type="float" office:value="1.1960774117293278">
            <text:p>1.1960774117293278</text:p>
          </table:table-cell>
          <table:table-cell office:value-type="float" office:value="0.905753609965959">
            <text:p>0.905753609965959</text:p>
          </table:table-cell>
          <table:table-cell office:value-type="float" office:value="1.0672536661238505">
            <text:p>1.0672536661238505</text:p>
          </table:table-cell>
          <table:table-cell office:value-type="float" office:value="1.0925378628230769">
            <text:p>1.0925378628230769</text:p>
          </table:table-cell>
          <table:table-cell office:value-type="float" office:value="1.1217528458494348">
            <text:p>1.1217528458494348</text:p>
          </table:table-cell>
          <table:table-cell office:value-type="float" office:value="1.086597851746426">
            <text:p>1.086597851746426</text:p>
          </table:table-cell>
          <table:table-cell office:value-type="float" office:value="2.009196300021809">
            <text:p>2.009196300021809</text:p>
          </table:table-cell>
          <table:table-cell office:value-type="float" office:value="2.3074894963532326">
            <text:p>2.3074894963532326</text:p>
          </table:table-cell>
          <table:table-cell office:value-type="float" office:value="2.302354193634748">
            <text:p>2.302354193634748</text:p>
          </table:table-cell>
          <table:table-cell office:value-type="float" office:value="2.012100042639266">
            <text:p>2.012100042639266</text:p>
          </table:table-cell>
          <table:table-cell office:value-type="float" office:value="2.4030446263263916">
            <text:p>2.4030446263263916</text:p>
          </table:table-cell>
          <table:table-cell office:value-type="float" office:value="2.5039111849779196">
            <text:p>2.5039111849779196</text:p>
          </table:table-cell>
          <table:table-cell office:value-type="float" office:value="2.3110031356040523">
            <text:p>2.3110031356040523</text:p>
          </table:table-cell>
          <table:table-cell office:value-type="float" office:value="2.0071284087040513">
            <text:p>2.0071284087040513</text:p>
          </table:table-cell>
          <table:table-cell office:value-type="float" office:value="1.7651445545322608">
            <text:p>1.7651445545322608</text:p>
          </table:table-cell>
          <table:table-cell office:value-type="float" office:value="2.152022122565579">
            <text:p>2.152022122565579</text:p>
          </table:table-cell>
          <table:table-cell office:value-type="float" office:value="2.0867033378458753">
            <text:p>2.0867033378458753</text:p>
          </table:table-cell>
          <table:table-cell office:value-type="float" office:value="1.6374902263813291">
            <text:p>1.6374902263813291</text:p>
          </table:table-cell>
          <table:table-cell office:value-type="float" office:value="1.5187056184041339">
            <text:p>1.5187056184041339</text:p>
          </table:table-cell>
          <table:table-cell office:value-type="float" office:value="1.7891217577284697">
            <text:p>1.7891217577284697</text:p>
          </table:table-cell>
          <table:table-cell office:value-type="float" office:value="1.4075623098974428">
            <text:p>1.4075623098974428</text:p>
          </table:table-cell>
          <table:table-cell office:value-type="float" office:value="1.0748420646788053">
            <text:p>1.0748420646788053</text:p>
          </table:table-cell>
          <table:table-cell office:value-type="float" office:value="1.1969157881323937">
            <text:p>1.1969157881323937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5966247321489762">
            <text:p>-0.5966247321489762</text:p>
          </table:table-cell>
          <table:table-cell office:value-type="float" office:value="-0.6163845918708983">
            <text:p>-0.6163845918708983</text:p>
          </table:table-cell>
          <table:table-cell office:value-type="float" office:value="-0.6486775075620139">
            <text:p>-0.6486775075620139</text:p>
          </table:table-cell>
          <table:table-cell office:value-type="float" office:value="-0.6703903243134169">
            <text:p>-0.6703903243134169</text:p>
          </table:table-cell>
          <table:table-cell office:value-type="float" office:value="-0.6272701020629102">
            <text:p>-0.6272701020629102</text:p>
          </table:table-cell>
          <table:table-cell office:value-type="float" office:value="-0.6764587789813612">
            <text:p>-0.6764587789813612</text:p>
          </table:table-cell>
          <table:table-cell office:value-type="float" office:value="-0.5866898812897718">
            <text:p>-0.5866898812897718</text:p>
          </table:table-cell>
          <table:table-cell office:value-type="float" office:value="-0.2674514154605536">
            <text:p>-0.2674514154605536</text:p>
          </table:table-cell>
          <table:table-cell office:value-type="float" office:value="-0.048070476977209745">
            <text:p>-0.048070476977209745</text:p>
          </table:table-cell>
          <table:table-cell office:value-type="float" office:value="-0.035802093925986496">
            <text:p>-0.035802093925986496</text:p>
          </table:table-cell>
          <table:table-cell office:value-type="float" office:value="0.08188072728185612">
            <text:p>0.08188072728185612</text:p>
          </table:table-cell>
          <table:table-cell office:value-type="float" office:value="0.027493788400957373">
            <text:p>0.027493788400957373</text:p>
          </table:table-cell>
          <table:table-cell office:value-type="float" office:value="0.006995840964714877">
            <text:p>0.006995840964714877</text:p>
          </table:table-cell>
          <table:table-cell office:value-type="float" office:value="0.004778337272432501">
            <text:p>0.004778337272432501</text:p>
          </table:table-cell>
          <table:table-cell office:value-type="float" office:value="-0.06902382680578087">
            <text:p>-0.06902382680578087</text:p>
          </table:table-cell>
          <table:table-cell office:value-type="float" office:value="-0.11997818225395626">
            <text:p>-0.11997818225395626</text:p>
          </table:table-cell>
          <table:table-cell office:value-type="float" office:value="-0.17692364003691824">
            <text:p>-0.17692364003691824</text:p>
          </table:table-cell>
          <table:table-cell office:value-type="float" office:value="-0.2247095799496669">
            <text:p>-0.2247095799496669</text:p>
          </table:table-cell>
          <table:table-cell office:value-type="float" office:value="-0.1952216753343386">
            <text:p>-0.1952216753343386</text:p>
          </table:table-cell>
          <table:table-cell office:value-type="float" office:value="-0.24061899371660062">
            <text:p>-0.24061899371660062</text:p>
          </table:table-cell>
          <table:table-cell office:value-type="float" office:value="-0.17123466632005296">
            <text:p>-0.17123466632005296</text:p>
          </table:table-cell>
          <table:table-cell office:value-type="float" office:value="-0.31628098059508997">
            <text:p>-0.31628098059508997</text:p>
          </table:table-cell>
          <table:table-cell office:value-type="float" office:value="-0.39721311071188864">
            <text:p>-0.39721311071188864</text:p>
          </table:table-cell>
          <table:table-cell office:value-type="float" office:value="-0.4311192307743877">
            <text:p>-0.431119230774387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5218411022894145">
            <text:p>-2.5218411022894145</text:p>
          </table:table-cell>
          <table:table-cell office:value-type="float" office:value="-2.5393123345742032">
            <text:p>-2.5393123345742032</text:p>
          </table:table-cell>
          <table:table-cell office:value-type="float" office:value="-2.5630467911666828">
            <text:p>-2.5630467911666828</text:p>
          </table:table-cell>
          <table:table-cell office:value-type="float" office:value="-2.576939026108489">
            <text:p>-2.576939026108489</text:p>
          </table:table-cell>
          <table:table-cell office:value-type="float" office:value="-2.542373349046399">
            <text:p>-2.542373349046399</text:p>
          </table:table-cell>
          <table:table-cell office:value-type="float" office:value="-2.4818597939499907">
            <text:p>-2.4818597939499907</text:p>
          </table:table-cell>
          <table:table-cell office:value-type="float" office:value="-2.109462978283331">
            <text:p>-2.109462978283331</text:p>
          </table:table-cell>
          <table:table-cell office:value-type="float" office:value="-1.7406707055887214">
            <text:p>-1.7406707055887214</text:p>
          </table:table-cell>
          <table:table-cell office:value-type="float" office:value="-1.7078945271981223">
            <text:p>-1.7078945271981223</text:p>
          </table:table-cell>
          <table:table-cell office:value-type="float" office:value="-1.680675217533212">
            <text:p>-1.680675217533212</text:p>
          </table:table-cell>
          <table:table-cell office:value-type="float" office:value="-1.6528907897346556">
            <text:p>-1.6528907897346556</text:p>
          </table:table-cell>
          <table:table-cell office:value-type="float" office:value="-1.6346189313421449">
            <text:p>-1.6346189313421449</text:p>
          </table:table-cell>
          <table:table-cell office:value-type="float" office:value="-1.6731874864325083">
            <text:p>-1.6731874864325083</text:p>
          </table:table-cell>
          <table:table-cell office:value-type="float" office:value="-1.737703835387077">
            <text:p>-1.737703835387077</text:p>
          </table:table-cell>
          <table:table-cell office:value-type="float" office:value="-1.9104382447672006">
            <text:p>-1.9104382447672006</text:p>
          </table:table-cell>
          <table:table-cell office:value-type="float" office:value="-1.9960518744422884">
            <text:p>-1.9960518744422884</text:p>
          </table:table-cell>
          <table:table-cell office:value-type="float" office:value="-2.0665087815792376">
            <text:p>-2.0665087815792376</text:p>
          </table:table-cell>
          <table:table-cell office:value-type="float" office:value="-2.073192056832112">
            <text:p>-2.073192056832112</text:p>
          </table:table-cell>
          <table:table-cell office:value-type="float" office:value="-2.1123829657324515">
            <text:p>-2.1123829657324515</text:p>
          </table:table-cell>
          <table:table-cell office:value-type="float" office:value="-2.183375447293648">
            <text:p>-2.183375447293648</text:p>
          </table:table-cell>
          <table:table-cell office:value-type="float" office:value="-2.321934560592297">
            <text:p>-2.321934560592297</text:p>
          </table:table-cell>
          <table:table-cell office:value-type="float" office:value="-2.4205928321788335">
            <text:p>-2.4205928321788335</text:p>
          </table:table-cell>
          <table:table-cell office:value-type="float" office:value="-2.4545933911072764">
            <text:p>-2.4545933911072764</text:p>
          </table:table-cell>
          <table:table-cell office:value-type="float" office:value="-2.502062388462348">
            <text:p>-2.502062388462348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13159164980346">
            <text:p>0.013159164980346</text:p>
          </table:table-cell>
          <table:table-cell office:value-type="float" office:value="-0.1238423390537989">
            <text:p>-0.1238423390537989</text:p>
          </table:table-cell>
          <table:table-cell office:value-type="float" office:value="-0.1504220747947759">
            <text:p>-0.1504220747947759</text:p>
          </table:table-cell>
          <table:table-cell office:value-type="float" office:value="-0.1904554801346385">
            <text:p>-0.1904554801346385</text:p>
          </table:table-cell>
          <table:table-cell office:value-type="float" office:value="-0.1743052282702359">
            <text:p>-0.1743052282702359</text:p>
          </table:table-cell>
          <table:table-cell office:value-type="float" office:value="-0.2032251856349229">
            <text:p>-0.2032251856349229</text:p>
          </table:table-cell>
          <table:table-cell office:value-type="float" office:value="-0.39416455129545036">
            <text:p>-0.39416455129545036</text:p>
          </table:table-cell>
          <table:table-cell office:value-type="float" office:value="-0.08767803663101495">
            <text:p>-0.08767803663101495</text:p>
          </table:table-cell>
          <table:table-cell office:value-type="float" office:value="-0.1365259260224657">
            <text:p>-0.1365259260224657</text:p>
          </table:table-cell>
          <table:table-cell office:value-type="float" office:value="-0.048327877980103226">
            <text:p>-0.048327877980103226</text:p>
          </table:table-cell>
          <table:table-cell office:value-type="float" office:value="-0.0008616167968460328">
            <text:p>-0.0008616167968460328</text:p>
          </table:table-cell>
          <table:table-cell office:value-type="float" office:value="0.03553848912298369">
            <text:p>0.03553848912298369</text:p>
          </table:table-cell>
          <table:table-cell office:value-type="float" office:value="0.12268956758599987">
            <text:p>0.12268956758599987</text:p>
          </table:table-cell>
          <table:table-cell office:value-type="float" office:value="0.12545608614555906">
            <text:p>0.12545608614555906</text:p>
          </table:table-cell>
          <table:table-cell office:value-type="float" office:value="0.09613114118647322">
            <text:p>0.09613114118647322</text:p>
          </table:table-cell>
          <table:table-cell office:value-type="float" office:value="0.22101412703148154">
            <text:p>0.22101412703148154</text:p>
          </table:table-cell>
          <table:table-cell office:value-type="float" office:value="0.190757579027093">
            <text:p>0.190757579027093</text:p>
          </table:table-cell>
          <table:table-cell office:value-type="float" office:value="0.1669609602552358">
            <text:p>0.1669609602552358</text:p>
          </table:table-cell>
          <table:table-cell office:value-type="float" office:value="0.13518010344065223">
            <text:p>0.13518010344065223</text:p>
          </table:table-cell>
          <table:table-cell office:value-type="float" office:value="0.1395788399950135">
            <text:p>0.1395788399950135</text:p>
          </table:table-cell>
          <table:table-cell office:value-type="float" office:value="0.1977741857507736">
            <text:p>0.1977741857507736</text:p>
          </table:table-cell>
          <table:table-cell office:value-type="float" office:value="0.17888177273679085">
            <text:p>0.17888177273679085</text:p>
          </table:table-cell>
          <table:table-cell office:value-type="float" office:value="-0.025753488904813538">
            <text:p>-0.025753488904813538</text:p>
          </table:table-cell>
          <table:table-cell office:value-type="float" office:value="-0.042240547063713656">
            <text:p>-0.042240547063713656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359301671687861">
            <text:p>-0.359301671687861</text:p>
          </table:table-cell>
          <table:table-cell office:value-type="float" office:value="-0.40149816904147995">
            <text:p>-0.40149816904147995</text:p>
          </table:table-cell>
          <table:table-cell office:value-type="float" office:value="-0.4117995386544769">
            <text:p>-0.4117995386544769</text:p>
          </table:table-cell>
          <table:table-cell office:value-type="float" office:value="-0.406705268865714">
            <text:p>-0.406705268865714</text:p>
          </table:table-cell>
          <table:table-cell office:value-type="float" office:value="-0.42033985909392313">
            <text:p>-0.42033985909392313</text:p>
          </table:table-cell>
          <table:table-cell office:value-type="float" office:value="-0.4320419456299283">
            <text:p>-0.4320419456299283</text:p>
          </table:table-cell>
          <table:table-cell office:value-type="float" office:value="-0.13659281530637662">
            <text:p>-0.13659281530637662</text:p>
          </table:table-cell>
          <table:table-cell office:value-type="float" office:value="0.12055546296882287">
            <text:p>0.12055546296882287</text:p>
          </table:table-cell>
          <table:table-cell office:value-type="float" office:value="0.27426633276898715">
            <text:p>0.27426633276898715</text:p>
          </table:table-cell>
          <table:table-cell office:value-type="float" office:value="0.29000016768176734">
            <text:p>0.29000016768176734</text:p>
          </table:table-cell>
          <table:table-cell office:value-type="float" office:value="0.12295056559795275">
            <text:p>0.12295056559795275</text:p>
          </table:table-cell>
          <table:table-cell office:value-type="float" office:value="0.298811978818276">
            <text:p>0.298811978818276</text:p>
          </table:table-cell>
          <table:table-cell office:value-type="float" office:value="0.32122929940921136">
            <text:p>0.32122929940921136</text:p>
          </table:table-cell>
          <table:table-cell office:value-type="float" office:value="0.3086365668304327">
            <text:p>0.3086365668304327</text:p>
          </table:table-cell>
          <table:table-cell office:value-type="float" office:value="0.24426440127814814">
            <text:p>0.24426440127814814</text:p>
          </table:table-cell>
          <table:table-cell office:value-type="float" office:value="0.10473177646121574">
            <text:p>0.10473177646121574</text:p>
          </table:table-cell>
          <table:table-cell office:value-type="float" office:value="0.05256793858506399">
            <text:p>0.05256793858506399</text:p>
          </table:table-cell>
          <table:table-cell office:value-type="float" office:value="0.05239467440899737">
            <text:p>0.05239467440899737</text:p>
          </table:table-cell>
          <table:table-cell office:value-type="float" office:value="0.05347083137916975">
            <text:p>0.05347083137916975</text:p>
          </table:table-cell>
          <table:table-cell office:value-type="float" office:value="0.106803455434025">
            <text:p>0.106803455434025</text:p>
          </table:table-cell>
          <table:table-cell office:value-type="float" office:value="0.15322575535821137">
            <text:p>0.15322575535821137</text:p>
          </table:table-cell>
          <table:table-cell office:value-type="float" office:value="0.020969552575179247">
            <text:p>0.020969552575179247</text:p>
          </table:table-cell>
          <table:table-cell office:value-type="float" office:value="-0.1582436828551635">
            <text:p>-0.1582436828551635</text:p>
          </table:table-cell>
          <table:table-cell office:value-type="float" office:value="-0.2660574742315813">
            <text:p>-0.266057474231581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